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32000000B19CDD9EEB.png" manifest:media-type="image/png"/>
  <manifest:file-entry manifest:full-path="Pictures/100002010000043400000110FE82BA2F.png" manifest:media-type="image/png"/>
  <manifest:file-entry manifest:full-path="Pictures/10000201000004300000032F7F520F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4.444cm" svg:x="1.001cm" svg:y="1.756cm">
          <draw:image xlink:href="Pictures/10000201000004300000032F7F520FFC.png" xlink:type="simple" xlink:show="embed" xlink:actuate="onLoad">
            <text:p/>
          </draw:image>
        </draw:frame>
        <draw:frame draw:style-name="gr1" draw:text-style-name="P1" draw:layer="layout" svg:width="18.999cm" svg:height="4.802cm" svg:x="1cm" svg:y="16.5cm">
          <draw:image xlink:href="Pictures/100002010000043400000110FE82BA2F.png" xlink:type="simple" xlink:show="embed" xlink:actuate="onLoad">
            <text:p/>
          </draw:image>
        </draw:frame>
        <draw:frame draw:style-name="gr1" draw:text-style-name="P1" draw:layer="layout" svg:width="18.999cm" svg:height="3.13cm" svg:x="1.001cm" svg:y="1.77cm">
          <draw:image xlink:href="Pictures/1000020100000432000000B19CDD9EE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</meta:initial-creator>
    <meta:creation-date>2014-11-24T16:15:39.322916919</meta:creation-date>
    <dc:date>2014-11-24T16:17:15.618573349</dc:date>
    <dc:creator>maxime </dc:creator>
    <meta:editing-duration>PT6S</meta:editing-duration>
    <meta:editing-cycles>1</meta:editing-cycles>
    <meta:generator>LibreOffice/4.3.3.2$Linux_X86_64 LibreOffice_project/430m0$Build-2</meta:generator>
    <meta:document-statistic meta:object-count="3"/>
  </office:meta>
</office:document-meta>
</file>